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rop table dinosaures;</text:p>
      <text:p text:style-name="Standard"/>
      <text:p text:style-name="Standard">create or replace type dinosaure as object(</text:p>
      <text:p text:style-name="Standard">nom varchar2(30),</text:p>
      <text:p text:style-name="Standard">espece varchar2(30),</text:p>
      <text:p text:style-name="Standard">poids number(10,1),</text:p>
      <text:p text:style-name="Standard">taille number(5,1),</text:p>
      <text:p text:style-name="Standard">constructor function dinosaure return self as result,</text:p>
      <text:p text:style-name="Standard">constructor function dinosaure(nom varchar2, espece varchar2) return self as result,</text:p>
      <text:p text:style-name="Standard">constructor function dinosaure(nom varchar2, espece varchar2, poids number, taille number) return self as result,</text:p>
      <text:p text:style-name="Standard">map member function grosseur return number,</text:p>
      <text:p text:style-name="Standard">member function crier return varchar2</text:p>
      <text:p text:style-name="Standard">)not final;</text:p>
      <text:p text:style-name="Standard"/>
      <text:p text:style-name="Standard">create or replace type body dinosaure as </text:p>
      <text:p text:style-name="Standard"><text:s text:c="2"/>constructor function dinosaure return self as result is</text:p>
      <text:p text:style-name="Standard"><text:s text:c="4"/>begin</text:p>
      <text:p text:style-name="Standard"><text:s text:c="6"/>self.nom:='gyum';</text:p>
      <text:p text:style-name="Standard"><text:s text:c="6"/>self.espece:='yguanodon';</text:p>
      <text:p text:style-name="Standard"><text:s text:c="6"/>self.poids:=666;</text:p>
      <text:p text:style-name="Standard"><text:s text:c="6"/>self.taille:=2;</text:p>
      <text:p text:style-name="Standard"><text:s text:c="6"/>return;</text:p>
      <text:p text:style-name="Standard"><text:s text:c="4"/>end;</text:p>
      <text:p text:style-name="Standard"><text:s text:c="2"/>constructor function dinosaure(nom varchar2, espece varchar2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0;</text:p>
      <text:p text:style-name="Standard"><text:s text:c="6"/>self.taille:=0;</text:p>
      <text:p text:style-name="Standard"><text:s text:c="6"/>return;</text:p>
      <text:p text:style-name="Standard"><text:s text:c="4"/>end;</text:p>
      <text:p text:style-name="Standard"><text:s text:c="2"/>constructor function dinosaure(nom varchar2, espece varchar2, poids number, taille number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poids;</text:p>
      <text:p text:style-name="Standard"><text:s text:c="6"/>self.taille:=taille;</text:p>
      <text:p text:style-name="Standard"><text:s text:c="6"/>return;</text:p>
      <text:p text:style-name="Standard"><text:s text:c="4"/>end;</text:p>
      <text:p text:style-name="Standard"><text:s text:c="2"/>map member function grosseur return number is</text:p>
      <text:p text:style-name="Standard"><text:s text:c="4"/>begin</text:p>
      <text:p text:style-name="Standard"><text:s text:c="6"/>return (self.poids+1)/(self.taille+1);</text:p>
      <text:p text:style-name="Standard"><text:s text:c="4"/>end;</text:p>
      <text:p text:style-name="Standard"><text:s text:c="2"/>member function crier return varchar2 is</text:p>
      <text:p text:style-name="Standard"><text:s text:c="4"/>begin</text:p>
      <text:p text:style-name="Standard"><text:s text:c="6"/>return dinoPackage.rugir(self);</text:p>
      <text:p text:style-name="Standard"><text:s text:c="4"/>end;</text:p>
      <text:p text:style-name="Standard">end;</text:p>
      <text:p text:style-name="Standard"/>
      <text:p text:style-name="Standard"/>
      <text:p text:style-name="Standard"><text:soft-page-break/>drop table dinosaures2;</text:p>
      <text:p text:style-name="Standard"/>
      <text:p text:style-name="Standard">create or replace type dinosaure2 as object(</text:p>
      <text:p text:style-name="Standard">nom varchar2(30),</text:p>
      <text:p text:style-name="Standard">espece varchar2(30),</text:p>
      <text:p text:style-name="Standard">poids number(10,1),</text:p>
      <text:p text:style-name="Standard">taille number(5,1),</text:p>
      <text:p text:style-name="Standard">constructor function dinosaure2 return self as result,</text:p>
      <text:p text:style-name="Standard">constructor function dinosaure2(nom varchar2, espece varchar2) return self as result,</text:p>
      <text:p text:style-name="Standard">constructor function dinosaure2(nom varchar2, espece varchar2, poids number, taille number) return self as result,</text:p>
      <text:p text:style-name="Standard">order member function predateur(m_obj dinosaure2) return integer</text:p>
      <text:p text:style-name="Standard">);</text:p>
      <text:p text:style-name="Standard"/>
      <text:p text:style-name="Standard">create or replace type body dinosaure2 as </text:p>
      <text:p text:style-name="Standard"><text:s text:c="2"/>constructor function dinosaure2 return self as result is</text:p>
      <text:p text:style-name="Standard"><text:s text:c="4"/>begin</text:p>
      <text:p text:style-name="Standard"><text:s text:c="6"/>self.nom:='gyum';</text:p>
      <text:p text:style-name="Standard"><text:s text:c="6"/>self.espece:='yguanodon';</text:p>
      <text:p text:style-name="Standard"><text:s text:c="6"/>self.poids:=666;</text:p>
      <text:p text:style-name="Standard"><text:s text:c="6"/>self.taille:=2;</text:p>
      <text:p text:style-name="Standard"><text:s text:c="6"/>return;</text:p>
      <text:p text:style-name="Standard"><text:s text:c="4"/>end;</text:p>
      <text:p text:style-name="Standard"><text:s text:c="2"/>constructor function dinosaure2(nom varchar2, espece varchar2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0;</text:p>
      <text:p text:style-name="Standard"><text:s text:c="6"/>self.taille:=0;</text:p>
      <text:p text:style-name="Standard"><text:s text:c="6"/>return;</text:p>
      <text:p text:style-name="Standard"><text:s text:c="4"/>end;</text:p>
      <text:p text:style-name="Standard"><text:s text:c="2"/>constructor function dinosaure2(nom varchar2, espece varchar2, poids number, taille number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poids;</text:p>
      <text:p text:style-name="Standard"><text:s text:c="6"/>self.taille:=taille;</text:p>
      <text:p text:style-name="Standard"><text:s text:c="6"/>return;</text:p>
      <text:p text:style-name="Standard"><text:s text:c="4"/>end;</text:p>
      <text:p text:style-name="Standard"><text:s text:c="2"/>order member function predateur(m_obj dinosaure2) return integer is</text:p>
      <text:p text:style-name="Standard"><text:s text:c="4"/>begin</text:p>
      <text:p text:style-name="Standard"><text:s text:c="6"/>if self.poids*self.taille &lt; m_obj.poids*m_obj.taille then </text:p>
      <text:p text:style-name="Standard"><text:s text:c="10"/>sys.dbms_output.put_line(self.nom || ' mange ' || m_obj.nom || ' !!!' );</text:p>
      <text:p text:style-name="Standard"><text:s text:c="10"/>return -1;</text:p>
      <text:p text:style-name="Standard"><text:s text:c="8"/>elsif self.poids*self.taille &gt; m_obj.poids*m_obj.taille then return 1;</text:p>
      <text:p text:style-name="Standard"><text:s text:c="8"/>else return 0;</text:p>
      <text:p text:style-name="Standard"><text:s text:c="6"/>end if;</text:p>
      <text:p text:style-name="Standard"><text:s text:c="4"/>end predateur;</text:p>
      <text:p text:style-name="Standard">end;</text:p>
      <text:p text:style-name="Standard"/>
      <text:p text:style-name="Standard"/>
      <text:p text:style-name="Standard"><text:soft-page-break/>drop table dinosaures;</text:p>
      <text:p text:style-name="Standard">drop table descendants;</text:p>
      <text:p text:style-name="Standard"/>
      <text:p text:style-name="Standard">create or replace type descendant under dinosaure(</text:p>
      <text:p text:style-name="Standard">type varchar2(20),</text:p>
      <text:p text:style-name="Standard">constructor function descendant(nom varchar2, espece varchar2) return self as result,</text:p>
      <text:p text:style-name="Standard">constructor function descendant(nom varchar2, espece varchar2, type varchar2) return self as result,</text:p>
      <text:p text:style-name="Standard">overriding member function crier return varchar2,</text:p>
      <text:p text:style-name="Standard">member function crier(d descendant) return varchar2</text:p>
      <text:p text:style-name="Standard">);</text:p>
      <text:p text:style-name="Standard"/>
      <text:p text:style-name="Standard">create or replace type body descendant as </text:p>
      <text:p text:style-name="Standard"><text:s text:c="2"/>member function crier(d descendant) return varchar2 is</text:p>
      <text:p text:style-name="Standard"><text:s text:c="4"/>begin</text:p>
      <text:p text:style-name="Standard"><text:s text:c="6"/>if self.type &lt;&gt; d.type then return ' .... .... .... .... ';</text:p>
      <text:p text:style-name="Standard"><text:s text:c="8"/>elsif self.taille&gt;d.taille then return self.nom || ' a gagné: zzbraaaaaaaaaaa ';</text:p>
      <text:p text:style-name="Standard"><text:s text:c="8"/>elsif self.taille&lt;d.taille then return self.nom || ' a perdu: ouiiinnnnnnnnnnn ' || d.nom || ' : mouahahahahaha !!!';</text:p>
      <text:p text:style-name="Standard"><text:s text:c="8"/>else return ' paf paf paf paf ';</text:p>
      <text:p text:style-name="Standard"><text:s text:c="6"/>end if;</text:p>
      <text:p text:style-name="Standard"><text:s text:c="4"/>end;</text:p>
      <text:p text:style-name="Standard"><text:s text:c="2"/>overriding member function crier return varchar2 is</text:p>
      <text:p text:style-name="Standard"><text:s text:c="4"/>begin</text:p>
      <text:p text:style-name="Standard"><text:s text:c="6"/>return dinoPackage.nouveauRugir(self);</text:p>
      <text:p text:style-name="Standard"><text:s text:c="4"/>end;</text:p>
      <text:p text:style-name="Standard"><text:s text:c="2"/>constructor function descendant(nom varchar2, espece varchar2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0;</text:p>
      <text:p text:style-name="Standard"><text:s text:c="6"/>self.taille:=0;</text:p>
      <text:p text:style-name="Standard"><text:s text:c="6"/>self.type:='aerien';</text:p>
      <text:p text:style-name="Standard"><text:s text:c="6"/>return;</text:p>
      <text:p text:style-name="Standard"><text:s text:c="4"/>end;</text:p>
      <text:p text:style-name="Standard"><text:s text:c="2"/>constructor function descendant(nom varchar2, espece varchar2, type varchar2) return self as result is</text:p>
      <text:p text:style-name="Standard"><text:s text:c="4"/>begin</text:p>
      <text:p text:style-name="Standard"><text:s text:c="6"/>self.nom:=nom;</text:p>
      <text:p text:style-name="Standard"><text:s text:c="6"/>self.espece:=espece;</text:p>
      <text:p text:style-name="Standard"><text:s text:c="6"/>self.poids:=0;</text:p>
      <text:p text:style-name="Standard"><text:s text:c="6"/>self.taille:=0;</text:p>
      <text:p text:style-name="Standard"><text:s text:c="6"/>self.type:=type;</text:p>
      <text:p text:style-name="Standard"><text:s text:c="6"/>return;</text:p>
      <text:p text:style-name="Standard"><text:s text:c="4"/>end;</text:p>
      <text:p text:style-name="Standard">end;</text:p>
      <text:p text:style-name="P1">SET SERVEROUTPUT ON;</text:p>
      <text:p text:style-name="Standard">drop table dinosaures;</text:p>
      <text:p text:style-name="Standard">drop table descendants;</text:p>
      <text:p text:style-name="Standard"/>
      <text:p text:style-name="Standard">create table dinosaures of dinosaure;</text:p>
      <text:p text:style-name="Standard"/>
      <text:p text:style-name="Standard">insert into dinosaures values(dinosaure('klouyé','triceratops anorexique'));</text:p>
      <text:p text:style-name="Standard">insert into dinosaures values(dinosaure('zouyé','tyranosaure',5000,5));</text:p>
      <text:p text:style-name="Standard">insert into dinosaures values(dinosaure('natlya','archeopteryx',6,2));</text:p>
      <text:p text:style-name="Standard">insert into dinosaures values(dinosaure('ruslan','liopleurodon',100000,12));</text:p>
      <text:p text:style-name="Standard">insert into dinosaures values(dinosaure('francois','lezard',1,1));</text:p>
      <text:p text:style-name="Standard">insert into dinosaures values(dinosaure('holland','lezard',2,1));</text:p>
      <text:p text:style-name="Standard">insert into dinosaures values(dinosaure('putin','megalodon',50000,15));</text:p>
      <text:p text:style-name="Standard">insert into dinosaures values(dinosaure());</text:p>
      <text:p text:style-name="Standard"/>
      <text:p text:style-name="Standard">select value(a) from dinosaures a;</text:p>
      <text:p text:style-name="Standard">select a.* from dinosaures a order by value(a).grosseur();</text:p>
      <text:p text:style-name="Standard">select a.* from dinosaures a order by value(a).grosseur() desc;</text:p>
      <text:p text:style-name="Standard"/>
      <text:p text:style-name="Standard">drop table dinosaures2;</text:p>
      <text:p text:style-name="Standard"/>
      <text:p text:style-name="Standard">create table dinosaures2 of dinosaure2;</text:p>
      <text:p text:style-name="Standard"/>
      <text:p text:style-name="Standard">insert into dinosaures2 values(dinosaure2('klouyé','triceratops anorexique'));</text:p>
      <text:p text:style-name="Standard">insert into dinosaures2 values(dinosaure2('zouyé','tyranosaure',5000,5));</text:p>
      <text:p text:style-name="Standard">insert into dinosaures2 values(dinosaure2('natlya','archeopteryx',6,2));</text:p>
      <text:p text:style-name="Standard">insert into dinosaures2 values(dinosaure2('ruslan','liopleurodon',100000,12));</text:p>
      <text:p text:style-name="Standard">insert into dinosaures2 values(dinosaure2('francois','lezard',1,1));</text:p>
      <text:p text:style-name="Standard">insert into dinosaures2 values(dinosaure2('holland','lezard',2,1));</text:p>
      <text:p text:style-name="Standard">insert into dinosaures2 values(dinosaure2('putin','megalodon',50000,15));</text:p>
      <text:p text:style-name="Standard">insert into dinosaures2 values(dinosaure2());</text:p>
      <text:p text:style-name="Standard"/>
      <text:p text:style-name="Standard">select value(a) from dinosaures2 a;</text:p>
      <text:p text:style-name="Standard">select value(a).nom, value(a).espece, value(a).predateur(c.obj) as peut_manger, c.obj.nom, c.obj.espece</text:p>
      <text:p text:style-name="Standard">from dinosaures2 a, ( select value(b) as obj</text:p>
      <text:p text:style-name="Standard"><text:s text:c="22"/>from dinosaures2 b where nom='zouyé') c;</text:p>
      <text:p text:style-name="Standard"/>
      <text:p text:style-name="Standard"/>
      <text:p text:style-name="Standard">select value(a).nom, value(a).espece,value(a).crier() from dinosaures a;</text:p>
      <text:p text:style-name="Standard"/>
      <text:p text:style-name="Standard">select value(a).nom, value(a).espece,value(a).crier() from dinosaures a order by value(a).grosseur();</text:p>
      <text:p text:style-name="Standard"/>
      <text:p text:style-name="Standard"/>
      <text:p text:style-name="Standard">create table descendants of descendant;</text:p>
      <text:p text:style-name="Standard">insert into descendants values(descendant('zouyé','crocodile',50,2,'maritimezoui'));</text:p>
      <text:p text:style-name="Standard">insert into descendants values(descendant('gyum','fishkoyé','maritime'));</text:p>
      <text:p text:style-name="Standard">insert into descendants values(descendant('natlya','pigeon'));</text:p>
      <text:p text:style-name="Standard">insert into descendants values(descendant('klouyé','girafe',80,1,'terrestre'));</text:p>
      <text:p text:style-name="Standard">insert into descendants values(descendant('ruslan','moule',1,1,'maritime'));</text:p>
      <text:p text:style-name="Standard">insert into descendants values(descendant('angela','lion',150,1.5,'terrestre'));</text:p>
      <text:p text:style-name="Standard">insert into descendants values(descendant('merkel','anguille',1,3,'maritime'));</text:p>
      <text:p text:style-name="Standard"><text:soft-page-break/>insert into descendants values(descendant('rimi','moineau',100,10,'aerien'));</text:p>
      <text:p text:style-name="Standard">insert into descendants values(descendant('grosRimi','dindon',40,4,'aerien'));</text:p>
      <text:p text:style-name="Standard"/>
      <text:p text:style-name="Standard">select value(a).nom, value(a).espece,value(a).crier() from descendants a;</text:p>
      <text:p text:style-name="Standard">select value(a).nom, value(a).espece,value(a).crier(c.obj)</text:p>
      <text:p text:style-name="Standard">from descendants a, ( select value(b) as obj</text:p>
      <text:p text:style-name="Standard"><text:s text:c="22"/>from descendants b where nom='grosRimi') c;</text:p>
      <text:p text:style-name="Standard"/>
      <text:p text:style-name="Standard">select value(a).nom, value(a).espece,value(a).crier(c.obj)</text:p>
      <text:p text:style-name="Standard">from descendants a, ( select value(b) as obj</text:p>
      <text:p text:style-name="Standard"><text:s text:c="22"/>from descendants b where nom='ruslan') c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</meta:initial-creator>
    <meta:creation-date>2015-11-02T23:48:43.64</meta:creation-date>
    <meta:document-statistic meta:table-count="0" meta:image-count="0" meta:object-count="0" meta:page-count="5" meta:paragraph-count="181" meta:word-count="709" meta:character-count="7278"/>
    <dc:date>2015-11-02T23:49:47.70</dc:date>
    <dc:creator>Guillaume </dc:creator>
    <meta:editing-duration>PT1M4S</meta:editing-duration>
    <meta:editing-cycles>1</meta:editing-cycles>
    <meta:generator>OpenOffice/4.1.1$Win32 OpenOffice.org_project/411m6$Build-9775</meta:generator>
  </office:meta>
</office:document-meta>
</file>